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21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9" table:default-cell-style-name="ce5"/>
        <table:table-column table:style-name="co3" table:number-columns-repeated="2" table:default-cell-style-name="ce3"/>
        <table:table-column table:style-name="co3" table:number-columns-repeated="3" table:default-cell-style-name="ce1"/>
        <table:table-row table:style-name="ro1">
          <table:table-cell/>
          <table:table-cell table:style-name="ce1" office:value-type="string" calcext:value-type="string">
            <text:p>Environment</text:p>
          </table:table-cell>
          <table:table-cell table:style-name="ce1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Robot Numbe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obstacles, crossing paths</text:p>
          </table:table-cell>
          <table:table-cell office:value-type="float" office:value="0.0228230953216553" calcext:value-type="float">
            <text:p>0.022823095321655</text:p>
          </table:table-cell>
          <table:table-cell office:value-type="float" office:value="0.0240559577941895" calcext:value-type="float">
            <text:p>0.02405595779419</text:p>
          </table:table-cell>
          <table:table-cell office:value-type="float" office:value="0.0510160923004151" calcext:value-type="float">
            <text:p>0.051016092300415</text:p>
          </table:table-cell>
          <table:table-cell office:value-type="float" office:value="6.40753984451294" calcext:value-type="float">
            <text:p>6.40753984451294</text:p>
          </table:table-cell>
          <table:table-cell office:value-type="float" office:value="1.3000431060791" calcext:value-type="float">
            <text:p>1.3000431060791</text:p>
          </table:table-cell>
          <table:table-cell office:value-type="float" office:value="0.969666957855225" calcext:value-type="float">
            <text:p>0.969666957855225</text:p>
          </table:table-cell>
          <table:table-cell office:value-type="float" office:value="16.3038990497589" calcext:value-type="float">
            <text:p>16.3038990497589</text:p>
          </table:table-cell>
          <table:table-cell office:value-type="float" office:value="2.32681798934937" calcext:value-type="float">
            <text:p>2.32681798934937</text:p>
          </table:table-cell>
          <table:table-cell office:value-type="float" office:value="10.5152969360352" calcext:value-type="float">
            <text:p>10.5152969360352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Obstacles</text:span>, crossing paths</text:p>
          </table:table-cell>
          <table:table-cell office:value-type="float" office:value="0.0461351871490479" calcext:value-type="float">
            <text:p>0.046135187149048</text:p>
          </table:table-cell>
          <table:table-cell office:value-type="float" office:value="0.0283761024475098" calcext:value-type="float">
            <text:p>0.02837610244751</text:p>
          </table:table-cell>
          <table:table-cell office:value-type="float" office:value="0.295023918151856" calcext:value-type="float">
            <text:p>0.295023918151856</text:p>
          </table:table-cell>
          <table:table-cell office:value-type="float" office:value="0.0665559768676758" calcext:value-type="float">
            <text:p>0.066555976867676</text:p>
          </table:table-cell>
          <table:table-cell office:value-type="float" office:value="1.4411518573761" calcext:value-type="float">
            <text:p>1.4411518573761</text:p>
          </table:table-cell>
          <table:table-cell office:value-type="float" office:value="1.88296699523926" calcext:value-type="float">
            <text:p>1.88296699523926</text:p>
          </table:table-cell>
          <table:table-cell office:value-type="float" office:value="2.43590903282166" calcext:value-type="float">
            <text:p>2.43590903282166</text:p>
          </table:table-cell>
          <table:table-cell office:value-type="float" office:value="10.1801710128784" calcext:value-type="float">
            <text:p>10.1801710128784</text:p>
          </table:table-cell>
          <table:table-cell office:value-type="float" office:value="16.4415938854218" calcext:value-type="float">
            <text:p>16.4415938854218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2">Obstacles</text:span>, crossing paths</text:p>
          </table:table-cell>
          <table:table-cell office:value-type="float" office:value="0.00574302673339844" calcext:value-type="float">
            <text:p>0.005743026733398</text:p>
          </table:table-cell>
          <table:table-cell office:value-type="float" office:value="0.0285279750823975" calcext:value-type="float">
            <text:p>0.028527975082398</text:p>
          </table:table-cell>
          <table:table-cell office:value-type="float" office:value="0.0825929641723633" calcext:value-type="float">
            <text:p>0.082592964172363</text:p>
          </table:table-cell>
          <table:table-cell office:value-type="float" office:value="0.160730838775635" calcext:value-type="float">
            <text:p>0.160730838775635</text:p>
          </table:table-cell>
          <table:table-cell office:value-type="float" office:value="0.829087018966675" calcext:value-type="float">
            <text:p>0.829087018966675</text:p>
          </table:table-cell>
          <table:table-cell office:value-type="float" office:value="2.94205689430237" calcext:value-type="float">
            <text:p>2.94205689430237</text:p>
          </table:table-cell>
          <table:table-cell office:value-type="float" office:value="1.12182307243347" calcext:value-type="float">
            <text:p>1.12182307243347</text:p>
          </table:table-cell>
          <table:table-cell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No Obstacles</text:span>, minimal crossing</text:p>
          </table:table-cell>
          <table:table-cell office:value-type="float" office:value="0.00362992286682129" calcext:value-type="float">
            <text:p>0.003629922866821</text:p>
          </table:table-cell>
          <table:table-cell office:value-type="float" office:value="0.0242230892181397" calcext:value-type="float">
            <text:p>0.02422308921814</text:p>
          </table:table-cell>
          <table:table-cell office:value-type="float" office:value="0.0403208732604981" calcext:value-type="float">
            <text:p>0.040320873260498</text:p>
          </table:table-cell>
          <table:table-cell office:value-type="float" office:value="0.0446009635925293" calcext:value-type="float">
            <text:p>0.044600963592529</text:p>
          </table:table-cell>
          <table:table-cell office:value-type="float" office:value="0.542307138442993" calcext:value-type="float">
            <text:p>0.542307138442993</text:p>
          </table:table-cell>
          <table:table-cell office:value-type="float" office:value="0.60357403755188" calcext:value-type="float">
            <text:p>0.60357403755188</text:p>
          </table:table-cell>
          <table:table-cell office:value-type="float" office:value="0.267925977706909" calcext:value-type="float">
            <text:p>0.267925977706909</text:p>
          </table:table-cell>
          <table:table-cell office:value-type="float" office:value="7.89489793777466" calcext:value-type="float">
            <text:p>7.89489793777466</text:p>
          </table:table-cell>
          <table:table-cell office:value-type="float" office:value="4.42555618286133" calcext:value-type="float">
            <text:p>4.42555618286133</text:p>
          </table:table-cell>
          <table:table-cell table:style-name="ce5" office:value-type="float" office:value="3.3960280418396" calcext:value-type="float">
            <text:p>3.3960280418396</text:p>
          </table:table-cell>
          <table:table-cell table:style-name="ce5" office:value-type="float" office:value="9.91550493240356" calcext:value-type="float">
            <text:p>9.9155049324035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pan text:style-name="T2">Obstacles</text:span>, minimal crossing</text:p>
          </table:table-cell>
          <table:table-cell office:value-type="float" office:value="0.0572290420532227" calcext:value-type="float">
            <text:p>0.057229042053223</text:p>
          </table:table-cell>
          <table:table-cell office:value-type="float" office:value="0.0126760005950928" calcext:value-type="float">
            <text:p>0.012676000595093</text:p>
          </table:table-cell>
          <table:table-cell office:value-type="float" office:value="0.211039066314697" calcext:value-type="float">
            <text:p>0.211039066314697</text:p>
          </table:table-cell>
          <table:table-cell office:value-type="float" office:value="0.0620238780975342" calcext:value-type="float">
            <text:p>0.062023878097534</text:p>
          </table:table-cell>
          <table:table-cell office:value-type="float" office:value="13.6831350326538" calcext:value-type="float">
            <text:p>13.6831350326538</text:p>
          </table:table-cell>
          <table:table-cell office:value-type="float" office:value="0.273335933685303" calcext:value-type="float">
            <text:p>0.273335933685303</text:p>
          </table:table-cell>
          <table:table-cell office:value-type="float" office:value="0.290403127670288" calcext:value-type="float">
            <text:p>0.290403127670288</text:p>
          </table:table-cell>
          <table:table-cell office:value-type="float" office:value="1.73663711547852" calcext:value-type="float">
            <text:p>1.73663711547852</text:p>
          </table:table-cell>
          <table:table-cell office:value-type="float" office:value="0.858108997344971" calcext:value-type="float">
            <text:p>0.858108997344971</text:p>
          </table:table-cell>
          <table:table-cell table:style-name="ce5" office:value-type="float" office:value="3.17063784599304" calcext:value-type="float">
            <text:p>3.17063784599304</text:p>
          </table:table-cell>
          <table:table-cell table:style-name="ce5" office:value-type="float" office:value="6.54906702041626" calcext:value-type="float">
            <text:p>6.54906702041626</text:p>
          </table:table-cell>
          <table:table-cell table:style-name="ce5" office:value-type="float" office:value="10.2497930526733" calcext:value-type="float">
            <text:p>10.24979305267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rger window, No obstacles, crossing paths</text:p>
          </table:table-cell>
          <table:table-cell office:value-type="float" office:value="0.0390298366546631" calcext:value-type="float">
            <text:p>0.039029836654663</text:p>
          </table:table-cell>
          <table:table-cell office:value-type="float" office:value="0.0526862144470215" calcext:value-type="float">
            <text:p>0.052686214447022</text:p>
          </table:table-cell>
          <table:table-cell office:value-type="float" office:value="0.0669898986816406" calcext:value-type="float">
            <text:p>0.066989898681641</text:p>
          </table:table-cell>
          <table:table-cell office:value-type="float" office:value="0.193556070327759" calcext:value-type="float">
            <text:p>0.193556070327759</text:p>
          </table:table-cell>
          <table:table-cell office:value-type="float" office:value="0.361992120742798" calcext:value-type="float">
            <text:p>0.361992120742798</text:p>
          </table:table-cell>
          <table:table-cell office:value-type="float" office:value="0.87431812286377" calcext:value-type="float">
            <text:p>0.87431812286377</text:p>
          </table:table-cell>
          <table:table-cell office:value-type="float" office:value="3.64617013931274" calcext:value-type="float">
            <text:p>3.64617013931274</text:p>
          </table:table-cell>
          <table:table-cell office:value-type="float" office:value="3.98075199127197" calcext:value-type="float">
            <text:p>3.98075199127197</text:p>
          </table:table-cell>
          <table:table-cell office:value-type="float" office:value="15.8453531265259" calcext:value-type="float">
            <text:p>15.8453531265259</text:p>
          </table:table-cell>
          <table:table-cell table:style-name="ce5" office:value-type="float" office:value="8.371985912323" calcext:value-type="float">
            <text:p>8.371985912323</text:p>
          </table:table-cell>
          <table:table-cell table:style-name="ce5" office:value-type="float" office:value="35.9453439712524" calcext:value-type="float">
            <text:p>35.9453439712524</text:p>
          </table:table-cell>
          <table:table-cell table:style-name="ce5" office:value-type="float" office:value="53.0738658905029" calcext:value-type="float">
            <text:p>53.0738658905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3">Larger window, Obstacles</text:span>, crossing paths</text:p>
          </table:table-cell>
          <table:table-cell office:value-type="float" office:value="0.0718460083007813" calcext:value-type="float">
            <text:p>0.071846008300781</text:p>
          </table:table-cell>
          <table:table-cell office:value-type="float" office:value="0.0432569980621338" calcext:value-type="float">
            <text:p>0.043256998062134</text:p>
          </table:table-cell>
          <table:table-cell office:value-type="float" office:value="0.472657918930054" calcext:value-type="float">
            <text:p>0.472657918930054</text:p>
          </table:table-cell>
          <table:table-cell office:value-type="float" office:value="0.151501893997192" calcext:value-type="float">
            <text:p>0.151501893997192</text:p>
          </table:table-cell>
          <table:table-cell office:value-type="float" office:value="1.24532699584961" calcext:value-type="float">
            <text:p>1.24532699584961</text:p>
          </table:table-cell>
          <table:table-cell office:value-type="float" office:value="7.17765808105469" calcext:value-type="float">
            <text:p>7.17765808105469</text:p>
          </table:table-cell>
          <table:table-cell office:value-type="float" office:value="1.20554614067078" calcext:value-type="float">
            <text:p>1.20554614067078</text:p>
          </table:table-cell>
          <table:table-cell office:value-type="float" office:value="16.6560859680176" calcext:value-type="float">
            <text:p>16.6560859680176</text:p>
          </table:table-cell>
          <table:table-cell office:value-type="float" office:value="15.0581960678101" calcext:value-type="float">
            <text:p>15.0581960678101</text:p>
          </table:table-cell>
          <table:table-cell table:style-name="ce5" office:value-type="float" office:value="14.2834548950195" calcext:value-type="float">
            <text:p>14.2834548950195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3">Larger window, No Obstacles</text:span>, minimal crossing</text:p>
          </table:table-cell>
          <table:table-cell office:value-type="float" office:value="0.0256791114807129" calcext:value-type="float">
            <text:p>0.025679111480713</text:p>
          </table:table-cell>
          <table:table-cell office:value-type="float" office:value="0.0301320552825928" calcext:value-type="float">
            <text:p>0.030132055282593</text:p>
          </table:table-cell>
          <table:table-cell office:value-type="float" office:value="0.0580680370330811" calcext:value-type="float">
            <text:p>0.058068037033081</text:p>
          </table:table-cell>
          <table:table-cell office:value-type="float" office:value="0.0833840370178223" calcext:value-type="float">
            <text:p>0.083384037017822</text:p>
          </table:table-cell>
          <table:table-cell office:value-type="float" office:value="0.784539937973022" calcext:value-type="float">
            <text:p>0.784539937973022</text:p>
          </table:table-cell>
          <table:table-cell office:value-type="float" office:value="0.195476770401001" calcext:value-type="float">
            <text:p>0.195476770401001</text:p>
          </table:table-cell>
          <table:table-cell office:value-type="float" office:value="9.83479309082031" calcext:value-type="float">
            <text:p>9.83479309082031</text:p>
          </table:table-cell>
          <table:table-cell office:value-type="float" office:value="2.73553705215454" calcext:value-type="float">
            <text:p>2.73553705215454</text:p>
          </table:table-cell>
          <table:table-cell office:value-type="float" office:value="44.1336858272553" calcext:value-type="float">
            <text:p>44.1336858272553</text:p>
          </table:table-cell>
          <table:table-cell table:style-name="ce5" office:value-type="float" office:value="39.2028079032898" calcext:value-type="float">
            <text:p>39.2028079032898</text:p>
          </table:table-cell>
          <table:table-cell table:style-name="ce5" office:value-type="float" office:value="3.37694191932678" calcext:value-type="float">
            <text:p>3.37694191932678</text:p>
          </table:table-cell>
          <table:table-cell table:style-name="ce5" office:value-type="float" office:value="2.70027184486389" calcext:value-type="float">
            <text:p>2.70027184486389</text:p>
          </table:table-cell>
          <table:table-cell table:style-name="ce5" office:value-type="float" office:value="9.49074006080627" calcext:value-type="float">
            <text:p>9.4907400608062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otal Average</text:p>
          </table:table-cell>
          <table:table-cell table:style-name="ce3" table:formula="of:=AVERAGE([.C3:.C10])" office:value-type="float" office:value="0.0340144038200378" calcext:value-type="float">
            <text:p>0.034014403820038</text:p>
          </table:table-cell>
          <table:table-cell table:style-name="ce3" table:formula="of:=AVERAGE([.D3:.D10])" office:value-type="float" office:value="0.0304917991161346" calcext:value-type="float">
            <text:p>0.030491799116135</text:p>
          </table:table-cell>
          <table:table-cell table:style-name="ce3" table:formula="of:=AVERAGE([.E3:.E10])" office:value-type="float" office:value="0.159713596105576" calcext:value-type="float">
            <text:p>0.159713596105576</text:p>
          </table:table-cell>
          <table:table-cell table:style-name="ce3" table:formula="of:=AVERAGE([.F3:.F10])" office:value-type="float" office:value="0.896236687898636" calcext:value-type="float">
            <text:p>0.896236687898636</text:p>
          </table:table-cell>
          <table:table-cell table:style-name="ce3" table:formula="of:=AVERAGE([.G3:.G10])" office:value-type="float" office:value="2.52344790101051" calcext:value-type="float">
            <text:p>2.52344790101051</text:p>
          </table:table-cell>
          <table:table-cell table:style-name="ce3" table:formula="of:=AVERAGE([.H3:.H10])" office:value-type="float" office:value="1.86488172411919" calcext:value-type="float">
            <text:p>1.86488172411919</text:p>
          </table:table-cell>
          <table:table-cell table:style-name="ce3" table:formula="of:=AVERAGE([.I3:.I10])" office:value-type="float" office:value="4.38830870389938" calcext:value-type="float">
            <text:p>4.38830870389938</text:p>
          </table:table-cell>
          <table:table-cell table:style-name="ce3" table:formula="of:=AVERAGE([.J3:.J10])" office:value-type="float" office:value="6.50155700956072" calcext:value-type="float">
            <text:p>6.50155700956072</text:p>
          </table:table-cell>
          <table:table-cell table:style-name="ce3" table:formula="of:=AVERAGE([.K3:.K10])" office:value-type="float" office:value="15.3253987176078" calcext:value-type="float">
            <text:p>15.3253987176078</text:p>
          </table:table-cell>
          <table:table-cell table:formula="of:=AVERAGE([.L3:.L10])" office:value-type="float" office:value="13.684982919693" calcext:value-type="float">
            <text:p>13.684982919693</text:p>
          </table:table-cell>
          <table:table-cell table:formula="of:=AVERAGE([.M3:.M10])" office:value-type="float" office:value="13.9467144608498" calcext:value-type="float">
            <text:p>13.9467144608498</text:p>
          </table:table-cell>
          <table:table-cell table:style-name="ce3" table:formula="of:=AVERAGE([.N3:.N10])" office:value-type="float" office:value="22.0079769293467" calcext:value-type="float">
            <text:p>22.0079769293467</text:p>
          </table:table-cell>
          <table:table-cell table:style-name="ce3" table:formula="of:=AVERAGE([.O3:.O10])" office:value-type="float" office:value="9.49074006080627" calcext:value-type="float">
            <text:p>9.4907400608062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No Obstacles Average</text:p>
          </table:table-cell>
          <table:table-cell table:style-name="ce3" table:formula="of:=AVERAGE([.C3];[.C6];[.C8];[.C10])" office:value-type="float" office:value="0.0227904915809631" calcext:value-type="float">
            <text:p>0.022790491580963</text:p>
          </table:table-cell>
          <table:table-cell table:style-name="ce3" table:formula="of:=AVERAGE([.D3];[.D6];[.D8];[.D10])" office:value-type="float" office:value="0.0327743291854858" calcext:value-type="float">
            <text:p>0.032774329185486</text:p>
          </table:table-cell>
          <table:table-cell table:style-name="ce3" table:formula="of:=AVERAGE([.E3];[.E6];[.E8];[.E10])" office:value-type="float" office:value="0.0540987253189087" calcext:value-type="float">
            <text:p>0.054098725318909</text:p>
          </table:table-cell>
          <table:table-cell table:style-name="ce3" table:formula="of:=AVERAGE([.F3];[.F6];[.F8];[.F10])" office:value-type="float" office:value="1.68227022886276" calcext:value-type="float">
            <text:p>1.68227022886276</text:p>
          </table:table-cell>
          <table:table-cell table:style-name="ce3" table:formula="of:=AVERAGE([.G3];[.G6];[.G8];[.G10])" office:value-type="float" office:value="0.747220575809479" calcext:value-type="float">
            <text:p>0.747220575809479</text:p>
          </table:table-cell>
          <table:table-cell table:style-name="ce3" table:formula="of:=AVERAGE([.H3];[.H6];[.H8];[.H10])" office:value-type="float" office:value="0.660758972167969" calcext:value-type="float">
            <text:p>0.660758972167969</text:p>
          </table:table-cell>
          <table:table-cell table:style-name="ce3" table:formula="of:=AVERAGE([.I3];[.I6];[.I8];[.I10])" office:value-type="float" office:value="7.51319706439972" calcext:value-type="float">
            <text:p>7.51319706439972</text:p>
          </table:table-cell>
          <table:table-cell table:style-name="ce3" table:formula="of:=AVERAGE([.J3];[.J6];[.J8];[.J10])" office:value-type="float" office:value="4.23450124263763" calcext:value-type="float">
            <text:p>4.23450124263763</text:p>
          </table:table-cell>
          <table:table-cell table:style-name="ce3" table:formula="of:=AVERAGE([.K3];[.K6];[.K8];[.K10])" office:value-type="float" office:value="18.7299730181694" calcext:value-type="float">
            <text:p>18.7299730181694</text:p>
          </table:table-cell>
          <table:table-cell table:formula="of:=AVERAGE([.L3];[.L6];[.L8];[.L10])" office:value-type="float" office:value="16.9902739524841" calcext:value-type="float">
            <text:p>16.9902739524841</text:p>
          </table:table-cell>
          <table:table-cell table:formula="of:=AVERAGE([.M3];[.M6];[.M8];[.M10])" office:value-type="float" office:value="16.4125969409943" calcext:value-type="float">
            <text:p>16.4125969409943</text:p>
          </table:table-cell>
          <table:table-cell table:style-name="ce3" table:formula="of:=AVERAGE([.N3];[.N6];[.N8];[.N10])" office:value-type="float" office:value="27.8870688676834" calcext:value-type="float">
            <text:p>27.8870688676834</text:p>
          </table:table-cell>
          <table:table-cell table:style-name="ce3" table:formula="of:=AVERAGE([.O3];[.O6];[.O8];[.O10])" office:value-type="float" office:value="9.49074006080627" calcext:value-type="float">
            <text:p>9.4907400608062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bstacles Average</text:p>
          </table:table-cell>
          <table:table-cell table:style-name="ce3" table:formula="of:=AVERAGE([.C4];[.C5];[.C7];[.C9])" office:value-type="float" office:value="0.0452383160591126" calcext:value-type="float">
            <text:p>0.045238316059113</text:p>
          </table:table-cell>
          <table:table-cell table:style-name="ce3" table:formula="of:=AVERAGE([.D4];[.D5];[.D7];[.D9])" office:value-type="float" office:value="0.0282092690467834" calcext:value-type="float">
            <text:p>0.028209269046784</text:p>
          </table:table-cell>
          <table:table-cell table:style-name="ce3" table:formula="of:=AVERAGE([.E4];[.E5];[.E7];[.E9])" office:value-type="float" office:value="0.265328466892242" calcext:value-type="float">
            <text:p>0.265328466892242</text:p>
          </table:table-cell>
          <table:table-cell table:style-name="ce3" table:formula="of:=AVERAGE([.F4];[.F5];[.F7];[.F9])" office:value-type="float" office:value="0.110203146934509" calcext:value-type="float">
            <text:p>0.110203146934509</text:p>
          </table:table-cell>
          <table:table-cell table:style-name="ce3" table:formula="of:=AVERAGE([.G4];[.G5];[.G7];[.G9])" office:value-type="float" office:value="4.29967522621155" calcext:value-type="float">
            <text:p>4.29967522621155</text:p>
          </table:table-cell>
          <table:table-cell table:style-name="ce3" table:formula="of:=AVERAGE([.H4];[.H5];[.H7];[.H9])" office:value-type="float" office:value="3.0690044760704" calcext:value-type="float">
            <text:p>3.0690044760704</text:p>
          </table:table-cell>
          <table:table-cell table:style-name="ce3" table:formula="of:=AVERAGE([.I4];[.I5];[.I7];[.I9])" office:value-type="float" office:value="1.26342034339905" calcext:value-type="float">
            <text:p>1.26342034339905</text:p>
          </table:table-cell>
          <table:table-cell table:style-name="ce3" table:formula="of:=AVERAGE([.J4];[.J5];[.J7];[.J9])" office:value-type="float" office:value="9.52429803212484" calcext:value-type="float">
            <text:p>9.52429803212484</text:p>
          </table:table-cell>
          <table:table-cell table:style-name="ce3" table:formula="of:=AVERAGE([.K4];[.K5];[.K7];[.K9])" office:value-type="float" office:value="10.7859663168589" calcext:value-type="float">
            <text:p>10.7859663168589</text:p>
          </table:table-cell>
          <table:table-cell table:formula="of:=AVERAGE([.L4];[.L5];[.L7];[.L9])" office:value-type="float" office:value="8.72704637050629" calcext:value-type="float">
            <text:p>8.72704637050629</text:p>
          </table:table-cell>
          <table:table-cell table:formula="of:=AVERAGE([.M4];[.M5];[.M7];[.M9])" office:value-type="float" office:value="6.54906702041626" calcext:value-type="float">
            <text:p>6.54906702041626</text:p>
          </table:table-cell>
          <table:table-cell table:style-name="ce3" table:formula="of:=AVERAGE([.N4];[.N5];[.N7];[.N9])" office:value-type="float" office:value="10.2497930526733" calcext:value-type="float">
            <text:p>10.2497930526733</text:p>
          </table:table-cell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Crossing Paths Average</text:p>
          </table:table-cell>
          <table:table-cell table:style-name="ce3" table:formula="of:=AVERAGE([.C3];[.C4];[.C5];[.C8];[.C9])" office:value-type="float" office:value="0.0371154308319092" calcext:value-type="float">
            <text:p>0.037115430831909</text:p>
          </table:table-cell>
          <table:table-cell table:style-name="ce3" table:formula="of:=AVERAGE([.D3];[.D4];[.D5];[.D8];[.D9])" office:value-type="float" office:value="0.0353806495666504" calcext:value-type="float">
            <text:p>0.03538064956665</text:p>
          </table:table-cell>
          <table:table-cell table:style-name="ce3" table:formula="of:=AVERAGE([.E3];[.E4];[.E5];[.E8];[.E9])" office:value-type="float" office:value="0.193656158447266" calcext:value-type="float">
            <text:p>0.193656158447266</text:p>
          </table:table-cell>
          <table:table-cell table:style-name="ce3" table:formula="of:=AVERAGE([.F3];[.F4];[.F5];[.F8];[.F9])" office:value-type="float" office:value="1.39597692489624" calcext:value-type="float">
            <text:p>1.39597692489624</text:p>
          </table:table-cell>
          <table:table-cell table:style-name="ce3" table:formula="of:=AVERAGE([.G3];[.G4];[.G5];[.G8];[.G9])" office:value-type="float" office:value="1.03552021980286" calcext:value-type="float">
            <text:p>1.03552021980286</text:p>
          </table:table-cell>
          <table:table-cell table:style-name="ce3" table:formula="of:=AVERAGE([.H3];[.H4];[.H5];[.H8];[.H9])" office:value-type="float" office:value="2.76933341026306" calcext:value-type="float">
            <text:p>2.76933341026306</text:p>
          </table:table-cell>
          <table:table-cell table:style-name="ce3" table:formula="of:=AVERAGE([.I3];[.I4];[.I5];[.I8];[.I9])" office:value-type="float" office:value="4.94266948699951" calcext:value-type="float">
            <text:p>4.94266948699951</text:p>
          </table:table-cell>
          <table:table-cell table:style-name="ce3" table:formula="of:=AVERAGE([.J3];[.J4];[.J5];[.J8];[.J9])" office:value-type="float" office:value="8.28595674037933" calcext:value-type="float">
            <text:p>8.28595674037933</text:p>
          </table:table-cell>
          <table:table-cell table:style-name="ce3" table:formula="of:=AVERAGE([.K3];[.K4];[.K5];[.K8];[.K9])" office:value-type="float" office:value="14.4651100039482" calcext:value-type="float">
            <text:p>14.4651100039482</text:p>
          </table:table-cell>
          <table:table-cell table:formula="of:=AVERAGE([.L3];[.L4];[.L5];[.L8];[.L9])" office:value-type="float" office:value="11.3277204036713" calcext:value-type="float">
            <text:p>11.3277204036713</text:p>
          </table:table-cell>
          <table:table-cell table:formula="of:=AVERAGE([.M3];[.M4];[.M5];[.M8];[.M9])" office:value-type="float" office:value="35.9453439712524" calcext:value-type="float">
            <text:p>35.9453439712524</text:p>
          </table:table-cell>
          <table:table-cell table:style-name="ce3" table:formula="of:=AVERAGE([.N3];[.N4];[.N5];[.N8];[.N9])" office:value-type="float" office:value="53.0738658905029" calcext:value-type="float">
            <text:p>53.0738658905029</text:p>
          </table:table-cell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Non Crossing Paths Average</text:p>
          </table:table-cell>
          <table:table-cell table:style-name="ce3" table:formula="of:=AVERAGE([.C6];[.C7];[.C10])" office:value-type="float" office:value="0.0288460254669189" calcext:value-type="float">
            <text:p>0.028846025466919</text:p>
          </table:table-cell>
          <table:table-cell table:style-name="ce3" table:formula="of:=AVERAGE([.D6];[.D7];[.D10])" office:value-type="float" office:value="0.0223437150319417" calcext:value-type="float">
            <text:p>0.022343715031942</text:p>
          </table:table-cell>
          <table:table-cell table:style-name="ce3" table:formula="of:=AVERAGE([.E6];[.E7];[.E10])" office:value-type="float" office:value="0.103142658869425" calcext:value-type="float">
            <text:p>0.103142658869425</text:p>
          </table:table-cell>
          <table:table-cell table:style-name="ce3" table:formula="of:=AVERAGE([.F6];[.F7];[.F10])" office:value-type="float" office:value="0.0633362929026286" calcext:value-type="float">
            <text:p>0.063336292902629</text:p>
          </table:table-cell>
          <table:table-cell table:style-name="ce3" table:formula="of:=AVERAGE([.G6];[.G7];[.G10])" office:value-type="float" office:value="5.00332736968994" calcext:value-type="float">
            <text:p>5.00332736968994</text:p>
          </table:table-cell>
          <table:table-cell table:style-name="ce3" table:formula="of:=AVERAGE([.H6];[.H7];[.H10])" office:value-type="float" office:value="0.357462247212728" calcext:value-type="float">
            <text:p>0.357462247212728</text:p>
          </table:table-cell>
          <table:table-cell table:style-name="ce3" table:formula="of:=AVERAGE([.I6];[.I7];[.I10])" office:value-type="float" office:value="3.46437406539917" calcext:value-type="float">
            <text:p>3.46437406539917</text:p>
          </table:table-cell>
          <table:table-cell table:style-name="ce3" table:formula="of:=AVERAGE([.J6];[.J7];[.J10])" office:value-type="float" office:value="4.12235736846924" calcext:value-type="float">
            <text:p>4.12235736846924</text:p>
          </table:table-cell>
          <table:table-cell table:style-name="ce3" table:formula="of:=AVERAGE([.K6];[.K7];[.K10])" office:value-type="float" office:value="16.4724503358205" calcext:value-type="float">
            <text:p>16.4724503358205</text:p>
          </table:table-cell>
          <table:table-cell table:formula="of:=AVERAGE([.L6];[.L7];[.L10])" office:value-type="float" office:value="15.2564912637075" calcext:value-type="float">
            <text:p>15.2564912637075</text:p>
          </table:table-cell>
          <table:table-cell table:formula="of:=AVERAGE([.M6];[.M7];[.M10])" office:value-type="float" office:value="6.6138379573822" calcext:value-type="float">
            <text:p>6.6138379573822</text:p>
          </table:table-cell>
          <table:table-cell table:style-name="ce3" table:formula="of:=AVERAGE([.N6];[.N7];[.N10])" office:value-type="float" office:value="6.47503244876862" calcext:value-type="float">
            <text:p>6.47503244876862</text:p>
          </table:table-cell>
          <table:table-cell table:style-name="ce3" table:formula="of:=AVERAGE([.O6];[.O7];[.O10])" office:value-type="float" office:value="9.49074006080627" calcext:value-type="float">
            <text:p>9.49074006080627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Smaller Window Average</text:p>
          </table:table-cell>
          <table:table-cell table:style-name="ce3" table:formula="of:=AVERAGE([.C3];[.C4];[.C5];[.C6];[.C7])" office:value-type="float" office:value="0.0271120548248291" calcext:value-type="float">
            <text:p>0.027112054824829</text:p>
          </table:table-cell>
          <table:table-cell table:style-name="ce3" table:formula="of:=AVERAGE([.D3];[.D4];[.D5];[.D6];[.D7])" office:value-type="float" office:value="0.0235718250274658" calcext:value-type="float">
            <text:p>0.023571825027466</text:p>
          </table:table-cell>
          <table:table-cell table:style-name="ce3" table:formula="of:=AVERAGE([.E3];[.E4];[.E5];[.E6];[.E7])" office:value-type="float" office:value="0.135998582839966" calcext:value-type="float">
            <text:p>0.135998582839966</text:p>
          </table:table-cell>
          <table:table-cell table:style-name="ce3" table:formula="of:=AVERAGE([.F3];[.F4];[.F5];[.F6];[.F7])" office:value-type="float" office:value="1.34829030036926" calcext:value-type="float">
            <text:p>1.34829030036926</text:p>
          </table:table-cell>
          <table:table-cell table:style-name="ce3" table:formula="of:=AVERAGE([.G3];[.G4];[.G5];[.G6];[.G7])" office:value-type="float" office:value="3.55914483070374" calcext:value-type="float">
            <text:p>3.55914483070374</text:p>
          </table:table-cell>
          <table:table-cell table:style-name="ce3" table:formula="of:=AVERAGE([.H3];[.H4];[.H5];[.H6];[.H7])" office:value-type="float" office:value="1.33432016372681" calcext:value-type="float">
            <text:p>1.33432016372681</text:p>
          </table:table-cell>
          <table:table-cell table:style-name="ce3" table:formula="of:=AVERAGE([.I3];[.I4];[.I5];[.I6];[.I7])" office:value-type="float" office:value="4.08399205207825" calcext:value-type="float">
            <text:p>4.08399205207825</text:p>
          </table:table-cell>
          <table:table-cell table:style-name="ce3" table:formula="of:=AVERAGE([.J3];[.J4];[.J5];[.J6];[.J7])" office:value-type="float" office:value="5.53463101387024" calcext:value-type="float">
            <text:p>5.53463101387024</text:p>
          </table:table-cell>
          <table:table-cell table:style-name="ce3" table:formula="of:=AVERAGE([.K3];[.K4];[.K5];[.K6];[.K7])" office:value-type="float" office:value="8.0601390004158" calcext:value-type="float">
            <text:p>8.0601390004158</text:p>
          </table:table-cell>
          <table:table-cell table:formula="of:=AVERAGE([.L3];[.L4];[.L5];[.L6];[.L7])" office:value-type="float" office:value="3.28333294391632" calcext:value-type="float">
            <text:p>3.28333294391632</text:p>
          </table:table-cell>
          <table:table-cell table:formula="of:=AVERAGE([.M3];[.M4];[.M5];[.M6];[.M7])" office:value-type="float" office:value="8.23228597640991" calcext:value-type="float">
            <text:p>8.23228597640991</text:p>
          </table:table-cell>
          <table:table-cell table:style-name="ce3" table:formula="of:=AVERAGE([.N3];[.N4];[.N5];[.N6];[.N7])" office:value-type="float" office:value="10.2497930526733" calcext:value-type="float">
            <text:p>10.2497930526733</text:p>
          </table:table-cell>
          <table:table-cell table:style-name="ce3"/>
          <table:table-cell table:style-name="Default"/>
        </table:table-row>
        <table:table-row table:style-name="ro1">
          <table:table-cell table:style-name="Default"/>
          <table:table-cell table:style-name="ce4" office:value-type="string" calcext:value-type="string">
            <text:p>Larger Window Average</text:p>
          </table:table-cell>
          <table:table-cell table:style-name="ce3" table:formula="of:=AVERAGE([.C8:.C10])" office:value-type="float" office:value="0.0455183188120524" calcext:value-type="float">
            <text:p>0.045518318812052</text:p>
          </table:table-cell>
          <table:table-cell table:style-name="ce3" table:formula="of:=AVERAGE([.D8:.D10])" office:value-type="float" office:value="0.042025089263916" calcext:value-type="float">
            <text:p>0.042025089263916</text:p>
          </table:table-cell>
          <table:table-cell table:style-name="ce3" table:formula="of:=AVERAGE([.E8:.E10])" office:value-type="float" office:value="0.199238618214925" calcext:value-type="float">
            <text:p>0.199238618214925</text:p>
          </table:table-cell>
          <table:table-cell table:style-name="ce3" table:formula="of:=AVERAGE([.F8:.F10])" office:value-type="float" office:value="0.142814000447591" calcext:value-type="float">
            <text:p>0.142814000447591</text:p>
          </table:table-cell>
          <table:table-cell table:style-name="ce3" table:formula="of:=AVERAGE([.G8:.G10])" office:value-type="float" office:value="0.79728635152181" calcext:value-type="float">
            <text:p>0.79728635152181</text:p>
          </table:table-cell>
          <table:table-cell table:style-name="ce3" table:formula="of:=AVERAGE([.H8:.H10])" office:value-type="float" office:value="2.74915099143982" calcext:value-type="float">
            <text:p>2.74915099143982</text:p>
          </table:table-cell>
          <table:table-cell table:style-name="ce3" table:formula="of:=AVERAGE([.I8:.I10])" office:value-type="float" office:value="4.89550312360128" calcext:value-type="float">
            <text:p>4.89550312360128</text:p>
          </table:table-cell>
          <table:table-cell table:style-name="ce3" table:formula="of:=AVERAGE([.J8:.J10])" office:value-type="float" office:value="7.79079167048136" calcext:value-type="float">
            <text:p>7.79079167048136</text:p>
          </table:table-cell>
          <table:table-cell table:style-name="ce3" table:formula="of:=AVERAGE([.K8:.K10])" office:value-type="float" office:value="25.0124116738637" calcext:value-type="float">
            <text:p>25.0124116738637</text:p>
          </table:table-cell>
          <table:table-cell table:formula="of:=AVERAGE([.L8:.L10])" office:value-type="float" office:value="20.6194162368774" calcext:value-type="float">
            <text:p>20.6194162368774</text:p>
          </table:table-cell>
          <table:table-cell table:formula="of:=AVERAGE([.M8:.M10])" office:value-type="float" office:value="19.6611429452896" calcext:value-type="float">
            <text:p>19.6611429452896</text:p>
          </table:table-cell>
          <table:table-cell table:style-name="ce3" table:formula="of:=AVERAGE([.N8:.N10])" office:value-type="float" office:value="27.8870688676834" calcext:value-type="float">
            <text:p>27.8870688676834</text:p>
          </table:table-cell>
          <table:table-cell table:style-name="ce3" table:formula="of:=AVERAGE([.O8:.O10])" office:value-type="float" office:value="9.49074006080627" calcext:value-type="float">
            <text:p>9.4907400608062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20:04:11.417243831</meta:creation-date>
    <dc:date>2020-08-31T21:16:38.060832920</dc:date>
    <meta:editing-duration>PT9M11S</meta:editing-duration>
    <meta:editing-cycles>1</meta:editing-cycles>
    <meta:generator>LibreOffice/6.0.7.3$Linux_X86_64 LibreOffice_project/00m0$Build-3</meta:generator>
    <meta:document-statistic meta:table-count="1" meta:cell-count="201" meta:object-count="0"/>
  </office:meta>
</office:document-meta>
</file>